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style:rel-width="100%" fo:margin-left="-0.635cm" fo:margin-top="0cm" fo:margin-bottom="0cm" table:align="left" style:writing-mode="page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6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1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291cm" fo:margin-left="0.288cm" fo:margin-top="0cm" fo:margin-bottom="0cm" table:align="left" style:writing-mode="page"/>
    </style:style>
    <style:style style:name="Table2.A" style:family="table-column">
      <style:table-column-properties style:column-width="5.911cm"/>
    </style:style>
    <style:style style:name="Table2.B" style:family="table-column">
      <style:table-column-properties style:column-width="7.876cm"/>
    </style:style>
    <style:style style:name="Table2.C" style:family="table-column">
      <style:table-column-properties style:column-width="2.505cm"/>
    </style:style>
    <style:style style:name="Table2.1" style:family="table-row">
      <style:table-row-properties style:min-row-height="0.575cm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0.688cm" fo:keep-together="auto"/>
    </style:style>
    <style:style style:name="Table2.3" style:family="table-row">
      <style:table-row-properties style:min-row-height="2.002cm" fo:keep-together="auto"/>
    </style:style>
    <style:style style:name="Table2.4" style:family="table-row">
      <style:table-row-properties style:min-row-height="1.095cm" fo:keep-together="auto"/>
    </style:style>
    <style:style style:name="Table2.5" style:family="table-row">
      <style:table-row-properties style:min-row-height="1.443cm" fo:keep-together="auto"/>
    </style:style>
    <style:style style:name="Table2.6" style:family="table-row">
      <style:table-row-properties style:min-row-height="0.395cm" fo:keep-together="auto"/>
    </style:style>
    <style:style style:name="Table3" style:family="table">
      <style:table-properties style:width="16.295cm" fo:margin-left="0.288cm" fo:margin-top="0cm" fo:margin-bottom="0cm" table:align="left" style:writing-mode="page"/>
    </style:style>
    <style:style style:name="Table3.A" style:family="table-column">
      <style:table-column-properties style:column-width="5.445cm"/>
    </style:style>
    <style:style style:name="Table3.B" style:family="table-column">
      <style:table-column-properties style:column-width="8.343cm"/>
    </style:style>
    <style:style style:name="Table3.C" style:family="table-column">
      <style:table-column-properties style:column-width="2.506cm"/>
    </style:style>
    <style:style style:name="Table3.1" style:family="table-row">
      <style:table-row-properties style:min-row-height="0.575cm" fo:keep-together="auto"/>
    </style:style>
    <style:style style:name="Table3.A1" style:family="table-cell">
      <style:table-cell-properties fo:padding="0cm" fo:border="none"/>
    </style:style>
    <style:style style:name="Table3.2" style:family="table-row">
      <style:table-row-properties style:min-row-height="0.395cm" fo:keep-together="auto"/>
    </style:style>
    <style:style style:name="Table4" style:family="table">
      <style:table-properties style:width="17cm" style:rel-width="100%" fo:margin-left="-0.635cm" fo:margin-top="0cm" fo:margin-bottom="0cm" table:align="left" style:writing-mode="page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6cm"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="none"/>
    </style:style>
    <style:style style:name="Table4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language-asian="ru" style:country-asian="RU" style:font-size-complex="12pt"/>
    </style:style>
    <style:style style:name="P3" style:family="paragraph" style:parent-style-name="Text_20_body">
      <style:paragraph-properties fo:margin-left="0.769cm" fo:margin-right="0.813cm" fo:margin-top="0.28cm" fo:margin-bottom="0cm" style:contextual-spacing="false" fo:text-align="center" style:justify-single-word="false"/>
    </style:style>
    <style:style style:name="P4" style:family="paragraph" style:parent-style-name="Text_20_body">
      <style:paragraph-properties fo:margin-left="0cm"/>
    </style:style>
    <style:style style:name="P5" style:family="paragraph" style:parent-style-name="Text_20_body">
      <style:paragraph-properties fo:margin-left="0cm" fo:margin-top="0.004cm" fo:margin-bottom="0cm" style:contextual-spacing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.773cm" fo:margin-right="0.813cm" fo:margin-top="0.279cm" fo:margin-bottom="0cm" style:contextual-spacing="false" fo:text-align="center" style:justify-single-word="false"/>
    </style:style>
    <style:style style:name="P8" style:family="paragraph" style:parent-style-name="Text_20_body">
      <style:paragraph-properties fo:margin-left="0.778cm" fo:margin-right="0.813cm" fo:margin-top="0.288cm" fo:margin-bottom="0cm" style:contextual-spacing="false" fo:line-height="149%" fo:text-align="center" style:justify-single-word="false"/>
    </style:style>
    <style:style style:name="P9" style:family="paragraph" style:parent-style-name="Text_20_body">
      <style:paragraph-properties fo:margin-left="0cm" fo:margin-top="0.356cm" fo:margin-bottom="0cm" style:contextual-spacing="false"/>
    </style:style>
    <style:style style:name="P10" style:family="paragraph" style:parent-style-name="Table_20_Paragraph">
      <style:paragraph-properties fo:margin-right="0.173cm" fo:line-height="0.54cm" fo:text-align="left" style:justify-single-word="false">
        <style:tab-stops>
          <style:tab-stop style:position="3.463cm"/>
        </style:tab-stops>
      </style:paragraph-properties>
    </style:style>
    <style:style style:name="P11" style:family="paragraph" style:parent-style-name="Table_20_Paragraph">
      <style:paragraph-properties fo:margin-right="1.005cm" fo:line-height="0.54cm">
        <style:tab-stops>
          <style:tab-stop style:position="1.753cm"/>
          <style:tab-stop style:position="6.503cm"/>
        </style:tab-stops>
      </style:paragraph-properties>
    </style:style>
    <style:style style:name="P12" style:family="paragraph" style:parent-style-name="Table_20_Paragraph">
      <style:paragraph-properties fo:margin-left="0.064cm" fo:margin-right="-1.194cm" fo:line-height="0.54cm">
        <style:tab-stops>
          <style:tab-stop style:position="3.676cm"/>
        </style:tab-stops>
      </style:paragraph-properties>
    </style:style>
    <style:style style:name="P13" style:family="paragraph" style:parent-style-name="Table_20_Paragraph">
      <style:paragraph-properties fo:margin-right="0.242cm" fo:line-height="0.395cm" fo:text-align="right" style:justify-single-word="false"/>
    </style:style>
    <style:style style:name="P14" style:family="paragraph" style:parent-style-name="Table_20_Paragraph">
      <style:paragraph-properties fo:margin-right="0.991cm" fo:line-height="0.395cm"/>
    </style:style>
    <style:style style:name="P15" style:family="paragraph" style:parent-style-name="Table_20_Paragraph">
      <style:paragraph-properties fo:line-height="0.395cm" fo:text-align="left" style:justify-single-word="false"/>
    </style:style>
    <style:style style:name="P16" style:family="paragraph" style:parent-style-name="Table_20_Paragraph">
      <style:paragraph-properties fo:margin-left="0.088cm" fo:margin-right="1.73cm" fo:margin-top="0.27cm" fo:margin-bottom="0cm" style:contextual-spacing="false" fo:text-align="left" style:justify-single-word="false"/>
    </style:style>
    <style:style style:name="P17" style:family="paragraph" style:parent-style-name="Table_20_Paragraph">
      <style:paragraph-properties fo:margin-left="0.178cm" fo:line-height="0.563cm" fo:text-align="left" style:justify-single-word="false">
        <style:tab-stops>
          <style:tab-stop style:position="2.025cm"/>
          <style:tab-stop style:position="6.682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Table_20_Paragraph">
      <style:paragraph-properties fo:margin-left="0.178cm" fo:line-height="0.563cm" fo:text-align="left" style:justify-single-word="false">
        <style:tab-stops>
          <style:tab-stop style:position="2.025cm"/>
          <style:tab-stop style:position="6.682cm"/>
        </style:tab-stops>
      </style:paragraph-properties>
    </style:style>
    <style:style style:name="P19" style:family="paragraph" style:parent-style-name="Table_20_Paragraph">
      <style:paragraph-properties fo:text-align="left" style:justify-single-word="false"/>
      <style:text-properties fo:font-size="14pt" style:font-size-asian="14pt" style:font-size-complex="14pt"/>
    </style:style>
    <style:style style:name="P20" style:family="paragraph" style:parent-style-name="Table_20_Paragraph">
      <style:paragraph-properties fo:margin-top="0.268cm" fo:margin-bottom="0cm" style:contextual-spacing="false" fo:text-align="left" style:justify-single-word="false"/>
      <style:text-properties fo:font-size="14pt" style:font-size-asian="14pt" style:font-size-complex="14pt"/>
    </style:style>
    <style:style style:name="P21" style:family="paragraph" style:parent-style-name="Table_20_Paragraph">
      <style:paragraph-properties fo:margin-left="0.064cm" fo:margin-right="-1.194cm" fo:line-height="0.564cm">
        <style:tab-stops>
          <style:tab-stop style:position="3.676cm"/>
        </style:tab-stops>
      </style:paragraph-properties>
    </style:style>
    <style:style style:name="P22" style:family="paragraph" style:parent-style-name="Table_20_Paragraph">
      <style:paragraph-properties fo:margin-right="1.152cm" fo:text-align="left" style:justify-single-word="false"/>
    </style:style>
    <style:style style:name="P23" style:family="paragraph" style:parent-style-name="Table_20_Paragraph">
      <style:paragraph-properties fo:margin-left="0.088cm" fo:margin-right="2.291cm" fo:margin-top="0.27cm" fo:margin-bottom="0cm" style:contextual-spacing="false" style:line-height-at-least="0.564cm" fo:text-align="left" style:justify-single-word="false"/>
    </style:style>
    <style:style style:name="P24" style:family="paragraph" style:parent-style-name="Table_20_Paragraph">
      <style:paragraph-properties fo:margin-top="0.277cm" fo:margin-bottom="0cm" style:contextual-spacing="false" fo:text-align="left" style:justify-single-word="false"/>
      <style:text-properties fo:font-size="14pt" style:font-size-asian="14pt" style:font-size-complex="14pt"/>
    </style:style>
    <style:style style:name="P25" style:family="paragraph" style:parent-style-name="Table_20_Paragraph">
      <style:paragraph-properties fo:margin-right="1.005cm" fo:line-height="0.564cm">
        <style:tab-stops>
          <style:tab-stop style:position="0.982cm"/>
          <style:tab-stop style:position="6.503cm"/>
        </style:tab-stops>
      </style:paragraph-properties>
    </style:style>
    <style:style style:name="P26" style:family="paragraph" style:parent-style-name="Table_20_Paragraph">
      <style:paragraph-properties fo:text-align="left" style:justify-single-word="false"/>
      <style:text-properties fo:font-size="10pt" style:font-size-asian="10pt" style:font-size-complex="10pt"/>
    </style:style>
    <style:style style:name="P27" style:family="paragraph" style:parent-style-name="Table_20_Paragraph">
      <style:paragraph-properties fo:margin-right="1.002cm" fo:line-height="0.362cm"/>
    </style:style>
    <style:style style:name="P28" style:family="paragraph" style:parent-style-name="Table_20_Paragraph">
      <style:paragraph-properties fo:line-height="0.362cm" fo:text-align="left" style:justify-single-word="false"/>
    </style:style>
    <style:style style:name="P29" style:family="paragraph" style:parent-style-name="Text_20_body">
      <style:paragraph-properties fo:margin-left="0cm"/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0cm" fo:margin-top="0.106cm" fo:margin-bottom="0cm" style:contextual-spacing="false"/>
    </style:style>
    <style:style style:name="P31" style:family="paragraph" style:parent-style-name="Table_20_Paragraph">
      <style:paragraph-properties fo:margin-left="0.088cm" fo:line-height="0.54cm" fo:text-align="left" style:justify-single-word="false"/>
    </style:style>
    <style:style style:name="P32" style:family="paragraph" style:parent-style-name="Table_20_Paragraph">
      <style:paragraph-properties fo:margin-right="0.538cm" fo:line-height="0.54cm">
        <style:tab-stops>
          <style:tab-stop style:position="0.61cm"/>
          <style:tab-stop style:position="6.503cm"/>
        </style:tab-stops>
      </style:paragraph-properties>
    </style:style>
    <style:style style:name="P33" style:family="paragraph" style:parent-style-name="Table_20_Paragraph">
      <style:paragraph-properties fo:margin-left="0.062cm" fo:margin-right="-1.194cm" fo:line-height="0.54cm">
        <style:tab-stops>
          <style:tab-stop style:position="3.674cm"/>
        </style:tab-stops>
      </style:paragraph-properties>
    </style:style>
    <style:style style:name="P34" style:family="paragraph" style:parent-style-name="Table_20_Paragraph">
      <style:paragraph-properties fo:margin-right="0.534cm" fo:line-height="0.362cm"/>
    </style:style>
    <style:style style:name="P35" style:family="paragraph" style:parent-style-name="Text_20_body">
      <style:paragraph-properties fo:margin-left="2.701cm" fo:margin-right="8.266cm" fo:line-height="149%" fo:text-align="right" style:justify-single-word="false"/>
    </style:style>
    <style:style style:name="P36" style:family="paragraph" style:parent-style-name="Standard">
      <style:paragraph-properties fo:margin-top="0cm" fo:margin-bottom="0.282cm" style:contextual-spacing="false" fo:line-height="108%" fo:orphans="2" fo:widows="2"/>
      <style:text-properties fo:font-size="14pt" fo:letter-spacing="-0.007cm" style:font-size-asian="14pt" style:font-size-complex="14pt"/>
    </style:style>
    <style:style style:name="P37" style:family="paragraph" style:parent-style-name="Text_20_body" style:master-page-name="">
      <loext:graphic-properties draw:fill="none"/>
      <style:paragraph-properties fo:margin-left="0cm" fo:margin-right="0.801cm" fo:margin-top="0.27cm" fo:margin-bottom="0cm" style:contextual-spacing="false" fo:line-height="100%" fo:text-align="center" style:justify-single-word="false" fo:orphans="0" fo:widows="0" fo:hyphenation-ladder-count="no-limit" fo:hyphenation-keep="page" loext:hyphenation-keep-type="column" loext:hyphenation-keep-line="true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ext_20_body">
      <style:paragraph-properties fo:margin-left="0cm" fo:margin-top="0.118cm" fo:margin-bottom="0cm" style:contextual-spacing="false"/>
    </style:style>
    <style:style style:name="P39" style:family="paragraph" style:parent-style-name="Text_20_body">
      <style:paragraph-properties fo:margin-left="0.328cm" fo:margin-right="0.956cm" fo:text-align="center" style:justify-single-word="false"/>
    </style:style>
    <style:style style:name="P40" style:family="paragraph" style:parent-style-name="Text_20_body">
      <style:paragraph-properties fo:margin-left="0cm" fo:margin-top="0.041cm" fo:margin-bottom="0cm" style:contextual-spacing="false"/>
    </style:style>
    <style:style style:name="P41" style:family="paragraph" style:parent-style-name="Heading_20_1">
      <style:paragraph-properties fo:margin-top="0cm" fo:margin-bottom="0cm" style:contextual-spacing="false" fo:line-height="150%" fo:text-align="center" style:justify-single-word="false"/>
      <style:text-properties style:use-window-font-color="true" loext:opacity="0%" style:font-name="Times New Roman" fo:font-size="14pt" fo:letter-spacing="-0.004cm" style:font-size-asian="14pt" style:font-name-complex="Times New Roman1" style:font-size-complex="14pt"/>
    </style:style>
    <style:style style:name="P42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Text_20_body">
      <style:paragraph-properties fo:margin-left="0cm" fo:line-height="150%"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language="uk" fo:country="UA" style:text-underline-style="solid" style:text-underline-width="auto" style:text-underline-color="font-color" officeooo:paragraph-rsid="0011c4aa"/>
    </style:style>
    <style:style style:name="P45" style:family="paragraph" style:parent-style-name="Text_20_body">
      <style:paragraph-properties fo:margin-left="0cm" fo:text-align="center" style:justify-single-word="false"/>
      <style:text-properties officeooo:paragraph-rsid="00102b51"/>
    </style:style>
    <style:style style:name="P46" style:family="paragraph">
      <style:paragraph-properties fo:margin-top="0.42cm" fo:margin-bottom="0.349cm"/>
    </style:style>
    <style:style style:name="P47" style:family="paragraph">
      <loext:graphic-properties draw:fill="none" draw:fill-color="#ffffff"/>
      <style:paragraph-properties fo:margin-top="0.42cm" fo:margin-bottom="0.349cm"/>
      <style:text-properties style:font-name="Times New Roman" fo:font-size="10pt" style:font-size-asian="10pt" style:font-size-complex="10pt"/>
    </style:style>
    <style:style style:name="P48" style:family="paragraph" style:parent-style-name="Text_20_body">
      <style:paragraph-properties fo:margin-left="0cm" fo:line-height="150%"/>
      <style:text-properties fo:letter-spacing="-0.004cm"/>
    </style:style>
    <style:style style:name="P49" style:family="paragraph" style:parent-style-name="Text_20_body">
      <style:paragraph-properties fo:margin-left="0cm" fo:line-height="150%"/>
    </style:style>
    <style:style style:name="P50" style:family="paragraph" style:parent-style-name="Standard">
      <style:paragraph-properties fo:line-height="150%">
        <style:tab-stops>
          <style:tab-stop style:position="1.792cm"/>
        </style:tab-stops>
      </style:paragraph-properties>
      <style:text-properties fo:font-size="14pt" style:font-size-asian="14pt" style:font-size-complex="14pt"/>
    </style:style>
    <style:style style:name="P51" style:family="paragraph" style:parent-style-name="Standard">
      <style:paragraph-properties fo:line-height="150%">
        <style:tab-stops>
          <style:tab-stop style:position="1.792cm"/>
        </style:tab-stops>
      </style:paragraph-properties>
    </style:style>
    <style:style style:name="P5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3" style:family="paragraph" style:parent-style-name="NormalText">
      <style:text-properties fo:language="uk" fo:country="UA" officeooo:rsid="0016ac99" officeooo:paragraph-rsid="0016ac99"/>
    </style:style>
    <style:style style:name="P54" style:family="paragraph" style:parent-style-name="NormalText">
      <style:text-properties fo:language="en" fo:country="US" officeooo:rsid="0016ac99" officeooo:paragraph-rsid="0016ac99"/>
    </style:style>
    <style:style style:name="P55" style:family="paragraph" style:parent-style-name="NormalText">
      <style:text-properties fo:language="uk" fo:country="UA" officeooo:rsid="00172b1f" officeooo:paragraph-rsid="00172b1f"/>
    </style:style>
    <style:style style:name="P56" style:family="paragraph" style:parent-style-name="NormalText">
      <style:text-properties fo:language="uk" fo:country="UA" officeooo:rsid="00177113" officeooo:paragraph-rsid="00177113"/>
    </style:style>
    <style:style style:name="P57" style:family="paragraph" style:parent-style-name="NormalText">
      <style:text-properties fo:language="en" fo:country="US" officeooo:rsid="001b1af2" officeooo:paragraph-rsid="001b1af2"/>
    </style:style>
    <style:style style:name="P58" style:family="paragraph" style:parent-style-name="NormalText">
      <style:text-properties fo:language="uk" fo:country="UA" officeooo:rsid="001cf36a" officeooo:paragraph-rsid="001cf36a"/>
    </style:style>
    <style:style style:name="P59" style:family="paragraph" style:parent-style-name="NormalText">
      <style:text-properties fo:language="uk" fo:country="UA" officeooo:rsid="001cf36a" officeooo:paragraph-rsid="001e294b" style:language-asian="en" style:country-asian="US" style:language-complex="ar" style:country-complex="SA" style:script-type="latin"/>
    </style:style>
    <style:style style:name="P60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6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2" style:family="paragraph" style:parent-style-name="Heading_20_1" style:list-style-name="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keep-together="always" fo:orphans="0" fo:widows="0" fo:hyphenation-ladder-count="no-limit" fo:hyphenation-keep="page" loext:hyphenation-keep-type="column" loext:hyphenation-keep-line="true" fo:text-indent="0cm" style:auto-text-indent="false" style:page-number="auto" fo:break-before="page" fo:background-color="transparent" fo:keep-with-next="always" style:writing-mode="lr-tb"/>
      <style:text-properties officeooo:rsid="00222229" officeooo:paragraph-rsid="0022222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NormalText">
      <style:text-properties officeooo:rsid="00222229"/>
    </style:style>
    <style:style style:name="P64" style:family="paragraph" style:parent-style-name="NormalText">
      <style:text-properties officeooo:rsid="00222229" officeooo:paragraph-rsid="002a5a17"/>
    </style:style>
    <style:style style:name="P65" style:family="paragraph" style:parent-style-name="Frame_20_Contents">
      <style:paragraph-properties fo:margin-left="0.106cm" fo:margin-top="0.011cm" fo:margin-bottom="0cm" style:contextual-spacing="false"/>
    </style:style>
    <style:style style:name="P66" style:family="paragraph">
      <loext:graphic-properties draw:fill="none"/>
      <style:paragraph-properties fo:text-align="left"/>
      <style:text-properties fo:color="#000000" loext:opacity="100%" fo:font-size="18pt"/>
    </style:style>
    <style:style style:name="T1" style:family="text">
      <style:text-properties fo:font-size="12pt" style:font-size-asian="12pt" style:language-asian="ru" style:country-asian="RU" style:font-size-complex="12pt"/>
    </style:style>
    <style:style style:name="T2" style:family="text">
      <style:text-properties fo:font-size="14pt" fo:font-weight="bold" style:font-size-asian="14pt" style:language-asian="ru" style:country-asian="RU" style:font-weight-asian="bold" style:font-size-complex="14pt"/>
    </style:style>
    <style:style style:name="T3" style:family="text">
      <style:text-properties fo:font-size="12pt" fo:font-weight="bold" style:font-size-asian="12pt" style:language-asian="ru" style:country-asian="RU" style:font-weight-asian="bold" style:font-size-complex="12pt"/>
    </style:style>
    <style:style style:name="T4" style:family="text">
      <style:text-properties fo:font-size="14pt" style:font-size-asian="14pt" style:language-asian="ru" style:country-asian="RU" style:font-size-complex="14pt"/>
    </style:style>
    <style:style style:name="T5" style:family="text">
      <style:text-properties fo:letter-spacing="-0.023cm"/>
    </style:style>
    <style:style style:name="T6" style:family="text">
      <style:text-properties fo:letter-spacing="-0.03cm"/>
    </style:style>
    <style:style style:name="T7" style:family="text">
      <style:text-properties fo:letter-spacing="-0.004cm"/>
    </style:style>
    <style:style style:name="T8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9" style:family="text">
      <style:text-properties style:use-window-font-color="true" loext:opacity="0%" style:font-name="Times New Roman" fo:font-size="14pt" fo:letter-spacing="0.002cm" style:font-size-asian="14pt" style:font-name-complex="Times New Roman1" style:font-size-complex="14pt"/>
    </style:style>
    <style:style style:name="T10" style:family="text">
      <style:text-properties style:use-window-font-color="true" loext:opacity="0%" style:font-name="Times New Roman" fo:font-size="14pt" fo:letter-spacing="-0.004cm" style:font-size-asian="14pt" style:font-name-complex="Times New Roman1" style:font-size-complex="14pt"/>
    </style:style>
    <style:style style:name="T11" style:family="text">
      <style:text-properties style:use-window-font-color="true" loext:opacity="0%" style:font-name="Times New Roman" fo:font-size="14pt" fo:letter-spacing="-0.018cm" style:font-size-asian="14pt" style:font-name-complex="Times New Roman1" style:font-size-complex="14pt"/>
    </style:style>
    <style:style style:name="T12" style:family="text">
      <style:text-properties fo:letter-spacing="-0.009cm"/>
    </style:style>
    <style:style style:name="T13" style:family="text">
      <style:text-properties fo:letter-spacing="-0.014cm"/>
    </style:style>
    <style:style style:name="T14" style:family="text">
      <style:text-properties fo:letter-spacing="-0.016cm"/>
    </style:style>
    <style:style style:name="T15" style:family="text">
      <style:text-properties fo:letter-spacing="-0.011cm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etter-spacing="-0.018cm" style:font-size-asian="14pt" style:font-size-complex="14pt"/>
    </style:style>
    <style:style style:name="T18" style:family="text">
      <style:text-properties fo:font-size="14pt" fo:letter-spacing="-0.007cm" style:font-size-asian="14pt" style:font-size-complex="14pt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ize="14pt" style:text-underline-style="solid" style:text-underline-width="auto" style:text-underline-color="font-color" style:font-size-asian="14pt" style:font-size-complex="14pt" style:text-scale="99%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etter-spacing="-0.007cm" style:font-size-asian="10pt" style:font-size-complex="10pt"/>
    </style:style>
    <style:style style:name="T23" style:family="text">
      <style:text-properties fo:font-size="10pt" fo:letter-spacing="-0.004cm" style:font-size-asian="10pt" style:font-size-complex="10pt"/>
    </style:style>
    <style:style style:name="T24" style:family="text">
      <style:text-properties fo:font-size="10pt" fo:letter-spacing="-0.018cm" style:font-size-asian="10pt" style:font-size-complex="10pt"/>
    </style:style>
    <style:style style:name="T25" style:family="text">
      <style:text-properties fo:font-size="14pt" fo:letter-spacing="-0.021cm" style:font-size-asian="14pt" style:font-size-complex="14pt"/>
    </style:style>
    <style:style style:name="T26" style:family="text">
      <style:text-properties fo:font-size="14pt" fo:letter-spacing="-0.009cm" style:font-size-asian="14pt" style:font-size-complex="14pt"/>
    </style:style>
    <style:style style:name="T27" style:family="text">
      <style:text-properties fo:font-size="14pt" fo:letter-spacing="-0.004cm" style:font-size-asian="14pt" style:font-size-complex="14pt"/>
    </style:style>
    <style:style style:name="T28" style:family="text">
      <style:text-properties fo:font-size="10pt" fo:letter-spacing="-0.023cm" style:font-size-asian="10pt" style:font-size-complex="10pt"/>
    </style:style>
    <style:style style:name="T29" style:family="text">
      <style:text-properties fo:font-size="10pt" fo:letter-spacing="-0.021cm" style:font-size-asian="10pt" style:font-size-complex="10pt"/>
    </style:style>
    <style:style style:name="T30" style:family="text">
      <style:text-properties fo:font-size="14pt" fo:letter-spacing="-0.032cm" style:font-size-asian="14pt" style:font-size-complex="14pt"/>
    </style:style>
    <style:style style:name="T31" style:family="text">
      <style:text-properties fo:font-size="10pt" fo:letter-spacing="-0.016cm" style:font-size-asian="10pt" style:font-size-complex="10pt"/>
    </style:style>
    <style:style style:name="T32" style:family="text">
      <style:text-properties fo:font-size="10pt" fo:letter-spacing="-0.014cm" style:font-size-asian="10pt" style:font-size-complex="10pt"/>
    </style:style>
    <style:style style:name="T33" style:family="text">
      <style:text-properties fo:letter-spacing="-0.007cm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letter-spacing="-0.005cm"/>
    </style:style>
    <style:style style:name="T36" style:family="text">
      <style:text-properties fo:letter-spacing="-0.007cm" style:text-underline-style="solid" style:text-underline-width="auto" style:text-underline-color="font-color"/>
    </style:style>
    <style:style style:name="T37" style:family="text">
      <style:text-properties style:use-window-font-color="true" loext:opacity="0%" style:font-name="Times New Roman" fo:font-size="14pt" fo:letter-spacing="0.004cm" style:font-size-asian="14pt" style:font-name-complex="Times New Roman1" style:font-size-complex="14pt"/>
    </style:style>
    <style:style style:name="T38" style:family="text">
      <style:text-properties fo:letter-spacing="-0.028cm"/>
    </style:style>
    <style:style style:name="T39" style:family="text">
      <style:text-properties fo:letter-spacing="-0.021cm"/>
    </style:style>
    <style:style style:name="T40" style:family="text">
      <style:text-properties fo:letter-spacing="-0.018cm"/>
    </style:style>
    <style:style style:name="T41" style:family="text">
      <style:text-properties fo:letter-spacing="-0.019cm"/>
    </style:style>
    <style:style style:name="T42" style:family="text">
      <style:text-properties style:text-underline-style="solid" style:text-underline-width="auto" style:text-underline-color="font-color" officeooo:rsid="0012d753"/>
    </style:style>
    <style:style style:name="T43" style:family="text">
      <style:text-properties fo:font-size="10pt" fo:letter-spacing="-0.009cm" style:font-size-asian="10pt" style:font-size-complex="10pt"/>
    </style:style>
    <style:style style:name="T44" style:family="text">
      <style:text-properties fo:font-size="10pt" fo:letter-spacing="-0.019cm" style:font-size-asian="10pt" style:font-size-complex="10pt"/>
    </style:style>
    <style:style style:name="T45" style:family="text">
      <style:text-properties fo:letter-spacing="-0.025cm"/>
    </style:style>
    <style:style style:name="T46" style:family="text">
      <style:text-properties style:font-name="Times New Roman" fo:font-size="14pt" style:font-size-asian="14pt" style:font-size-complex="14pt"/>
    </style:style>
    <style:style style:name="T47" style:family="text">
      <style:text-properties fo:font-size="14pt" fo:letter-spacing="-0.023cm" style:font-size-asian="14pt" style:font-size-complex="14pt"/>
    </style:style>
    <style:style style:name="T48" style:family="text">
      <style:text-properties fo:language="en" fo:country="US"/>
    </style:style>
    <style:style style:name="T49" style:family="text">
      <style:text-properties officeooo:rsid="00177113"/>
    </style:style>
    <style:style style:name="T50" style:family="text">
      <style:text-properties officeooo:rsid="0017ac16"/>
    </style:style>
    <style:style style:name="T51" style:family="text">
      <style:text-properties fo:language="uk" fo:country="UA"/>
    </style:style>
    <style:style style:name="T52" style:family="text">
      <style:text-properties style:language-asian="en" style:country-asian="US" style:language-complex="ar" style:country-complex="SA" style:script-type="latin"/>
    </style:style>
    <style:style style:name="T53" style:family="text">
      <style:text-properties fo:language="en" fo:country="US" officeooo:rsid="001e294b"/>
    </style:style>
    <style:style style:name="T54" style:family="text">
      <style:text-properties officeooo:rsid="002c33e6"/>
    </style:style>
    <style:style style:name="T55" style:family="text">
      <style:text-properties officeooo:rsid="002e83f3"/>
    </style:style>
    <style:style style:name="T56" style:family="text">
      <style:text-properties officeooo:rsid="00302cde"/>
    </style:style>
    <style:style style:name="T57" style:family="text">
      <style:text-properties officeooo:rsid="00244979"/>
    </style:style>
    <style:style style:name="T58" style:family="text">
      <style:text-properties fo:color="#000000" loext:opacity="100%" fo:letter-spacing="-0.009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3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0.74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0.617cm" fo:min-width="0.74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 loext:marker-style-name="T1"><text:span text:style-name="T2">Міністерство освіти і науки України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2">Український державний університет науки і технологій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4" office:value-type="string">
            <text:p text:style-name="P1" loext:marker-style-name="T4"><text:span text:style-name="T4">Навчально-науковий інститут</text:span><text:span text:style-name="T4"/></text:p>
            <text:p text:style-name="P1" loext:marker-style-name="T1"><text:span text:style-name="T4">«Український державний хіміко-технологічний університет»</text:span><text:span text:style-name="T1"/></text:p>
          </table:table-cell>
        </table:table-row>
      </table:table>
      <text:p text:style-name="P3">Кафедра<text:span text:style-name="T5"> </text:span>інформаційних<text:span text:style-name="T6"> </text:span><text:span text:style-name="T7">систем</text:span></text:p>
      <text:p text:style-name="P4"/>
      <text:p text:style-name="P4"/>
      <text:p text:style-name="P4"/>
      <text:p text:style-name="P4"/>
      <text:p text:style-name="P5"/>
      <text:p text:style-name="P6"><text:bookmark-start text:name="__RefHeading___Toc601_3140409300"/><text:span text:style-name="T8">З</text:span><text:span text:style-name="T9"> </text:span><text:span text:style-name="T8">В</text:span><text:span text:style-name="T9"> </text:span><text:span text:style-name="T8">І</text:span><text:span text:style-name="T10"> </text:span><text:span text:style-name="T11">Т</text:span><text:bookmark-end text:name="__RefHeading___Toc601_3140409300"/></text:p>
      <text:p text:style-name="P7">з<text:span text:style-name="T12"> </text:span>переддипломної<text:span text:style-name="T13"> </text:span>виробничої<text:span text:style-name="T14"> </text:span><text:span text:style-name="T7">практики</text:span></text:p>
      <text:p text:style-name="P8">на<text:span text:style-name="T15"> </text:span>тему:<text:span text:style-name="T15"> </text:span>«_________________________<text:span text:style-name="T7">»</text:span></text:p>
      <text:p text:style-name="P4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 loext:marker-style-name="T16"><text:span text:style-name="T16">Студент</text:span><text:span text:style-name="T17"> </text:span><text:span text:style-name="T18">групи</text:span><text:span text:style-name="T16"><text:tab/>________</text:span></text:p>
          </table:table-cell>
          <table:table-cell table:style-name="Table2.A1" office:value-type="string">
            <text:p text:style-name="P11" loext:marker-style-name="T16"><text:span text:style-name="T19"><text:tab/><text:tab/></text:span><text:span text:style-name="T19"/></text:p>
          </table:table-cell>
          <table:table-cell table:style-name="Table2.A1" office:value-type="string">
            <text:p text:style-name="P12" loext:marker-style-name="T16"><text:span text:style-name="T20"><text:s/></text:span><text:span text:style-name="T19"><text:tab/></text:span></text:p>
          </table:table-cell>
        </table:table-row>
        <table:table-row table:style-name="Table2.2">
          <table:table-cell table:style-name="Table2.A1" office:value-type="string">
            <text:p text:style-name="P13" loext:marker-style-name="T21"><text:span text:style-name="T21">(шифр</text:span><text:span text:style-name="T22"> </text:span><text:span text:style-name="T23">групи)</text:span></text:p>
          </table:table-cell>
          <table:table-cell table:style-name="Table2.A1" office:value-type="string">
            <text:p text:style-name="P14" loext:marker-style-name="T21"><text:span text:style-name="T21">(прізвище,</text:span><text:span text:style-name="T24"> </text:span><text:span text:style-name="T23">ініціали)</text:span></text:p>
          </table:table-cell>
          <table:table-cell table:style-name="Table2.A1" office:value-type="string">
            <text:p text:style-name="P15" loext:marker-style-name="T21"><text:span text:style-name="T23"><text:s text:c="7"/>(підпис)</text:span><text:span text:style-name="T23"/></text:p>
          </table:table-cell>
        </table:table-row>
        <table:table-row table:style-name="Table2.3">
          <table:table-cell table:style-name="Table2.A1" office:value-type="string">
            <text:p text:style-name="P16" loext:marker-style-name="T16"><text:span text:style-name="T16">Керівник</text:span><text:span text:style-name="T25"> </text:span><text:span text:style-name="T16">роботи від</text:span><text:span text:style-name="T26"> </text:span><text:span text:style-name="T27">підприємства</text:span></text:p>
          </table:table-cell>
          <table:table-cell table:style-name="Table2.A1" office:value-type="string">
            <text:p text:style-name="P17" loext:marker-style-name="T16"/>
            <text:p text:style-name="P17" loext:marker-style-name="T16"/>
            <text:p text:style-name="P18" loext:marker-style-name="T16"><text:span text:style-name="T19"><text:tab/></text:span><text:span text:style-name="T19"/></text:p>
          </table:table-cell>
          <table:table-cell table:style-name="Table2.A1" office:value-type="string">
            <text:p text:style-name="P19" loext:marker-style-name="T16"/>
            <text:p text:style-name="P20" loext:marker-style-name="T16"/>
            <text:p text:style-name="P21" loext:marker-style-name="T16"><text:span text:style-name="T20"><text:s/></text:span><text:span text:style-name="T19"><text:tab/></text:span></text:p>
          </table:table-cell>
        </table:table-row>
        <table:table-row table:style-name="Table2.4">
          <table:table-cell table:style-name="Table2.A1" office:value-type="string">
            <text:p text:style-name="P19" loext:marker-style-name="T16"/>
          </table:table-cell>
          <table:table-cell table:style-name="Table2.A1" office:value-type="string">
            <text:p text:style-name="P22" loext:marker-style-name="T21"><text:span text:style-name="T21">(посада,</text:span><text:span text:style-name="T28"> </text:span><text:span text:style-name="T21">прізвище,</text:span><text:span text:style-name="T29"> </text:span><text:span text:style-name="T21">ініціали) </text:span></text:p>
            <text:p text:style-name="P22" loext:marker-style-name="T21"><text:span text:style-name="T21">(печатка підприємства)</text:span><text:span text:style-name="T21"/></text:p>
          </table:table-cell>
          <table:table-cell table:style-name="Table2.A1" office:value-type="string">
            <text:p text:style-name="P15" loext:marker-style-name="T21"><text:span text:style-name="T23"><text:s text:c="6"/>(підпис)</text:span><text:span text:style-name="T23"/></text:p>
          </table:table-cell>
        </table:table-row>
        <table:table-row table:style-name="Table2.5">
          <table:table-cell table:style-name="Table2.A1" office:value-type="string">
            <text:p text:style-name="P23" loext:marker-style-name="T16"><text:span text:style-name="T16">Керівник</text:span><text:span text:style-name="T30"> </text:span><text:span text:style-name="T16">роботи від кафедри ІС</text:span></text:p>
          </table:table-cell>
          <table:table-cell table:style-name="Table2.A1" office:value-type="string">
            <text:p text:style-name="P24" loext:marker-style-name="T16"/>
            <text:p text:style-name="P25" loext:marker-style-name="T16"><text:span text:style-name="T19"><text:tab/><text:tab/></text:span><text:span text:style-name="T19"/></text:p>
          </table:table-cell>
          <table:table-cell table:style-name="Table2.A1" office:value-type="string">
            <text:p text:style-name="P24" loext:marker-style-name="T16"/>
            <text:p text:style-name="P21" loext:marker-style-name="T16"><text:span text:style-name="T20"><text:s/></text:span><text:span text:style-name="T19"><text:tab/></text:span></text:p>
          </table:table-cell>
        </table:table-row>
        <table:table-row table:style-name="Table2.6">
          <table:table-cell table:style-name="Table2.A1" office:value-type="string">
            <text:p text:style-name="P26" loext:marker-style-name="T21"/>
          </table:table-cell>
          <table:table-cell table:style-name="Table2.A1" office:value-type="string">
            <text:p text:style-name="P27" loext:marker-style-name="T21"><text:span text:style-name="T21">(посада,</text:span><text:span text:style-name="T31"> </text:span><text:span text:style-name="T21">прізвище,</text:span><text:span text:style-name="T32"> </text:span><text:span text:style-name="T23">ініціали)</text:span></text:p>
          </table:table-cell>
          <table:table-cell table:style-name="Table2.A1" office:value-type="string">
            <text:p text:style-name="P28" loext:marker-style-name="T21"><text:span text:style-name="T23"><text:s text:c="9"/>(підпис)</text:span><text:span text:style-name="T23"/></text:p>
          </table:table-cell>
        </table:table-row>
      </table:table>
      <text:p text:style-name="P29" loext:marker-style-name="T21"/>
      <text:p text:style-name="P4"/>
      <text:p text:style-name="P4"/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 loext:marker-style-name="T16"><text:span text:style-name="T16">Завідувачка кафедри</text:span><text:span text:style-name="T16"/></text:p>
          </table:table-cell>
          <table:table-cell table:style-name="Table3.A1" office:value-type="string">
            <text:p text:style-name="P32" loext:marker-style-name="T16"><text:span text:style-name="T19"><text:tab/>доцент Ляшенко О.А.<text:tab/></text:span><text:span text:style-name="T19"/></text:p>
          </table:table-cell>
          <table:table-cell table:style-name="Table3.A1" office:value-type="string">
            <text:p text:style-name="P33" loext:marker-style-name="T16"><text:span text:style-name="T20"><text:s/></text:span><text:span text:style-name="T19"><text:tab/></text:span></text:p>
          </table:table-cell>
        </table:table-row>
        <table:table-row table:style-name="Table3.2">
          <table:table-cell table:style-name="Table3.A1" office:value-type="string">
            <text:p text:style-name="P19" loext:marker-style-name="T16"/>
          </table:table-cell>
          <table:table-cell table:style-name="Table3.A1" office:value-type="string">
            <text:p text:style-name="P34" loext:marker-style-name="T21"><text:span text:style-name="T21">(посада,</text:span><text:span text:style-name="T31"> </text:span><text:span text:style-name="T21">прізвище,</text:span><text:span text:style-name="T32"> </text:span><text:span text:style-name="T23">ініціали)</text:span></text:p>
          </table:table-cell>
          <table:table-cell table:style-name="Table3.A1" office:value-type="string">
            <text:p text:style-name="P28" loext:marker-style-name="T21"><text:span text:style-name="T23"><text:s text:c="10"/>(підпис)</text:span><text:span text:style-name="T23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35" loext:marker-style-name="T33"><text:span text:style-name="T7">Дніпро </text:span><text:span text:style-name="T33">2026</text:span></text:p>
      <text:p text:style-name="P36" loext:marker-style-name="T18"><text:soft-pag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 loext:marker-style-name="T1"><text:span text:style-name="T2">Міністерство освіти і науки України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1" loext:marker-style-name="T1"><text:span text:style-name="T2">Український державний університет науки і технологій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2" loext:marker-style-name="T1"/>
          </table:table-cell>
        </table:table-row>
        <table:table-row table:style-name="Table4.1">
          <table:table-cell table:style-name="Table4.A4" office:value-type="string">
            <text:p text:style-name="P1" loext:marker-style-name="T4"><text:span text:style-name="T4">Навчально-науковий інститут</text:span><text:span text:style-name="T4"/></text:p>
            <text:p text:style-name="P1" loext:marker-style-name="T1"><text:span text:style-name="T4">«Український державний хіміко-технологічний університет»</text:span><text:span text:style-name="T1"/></text:p>
          </table:table-cell>
        </table:table-row>
      </table:table>
      <text:p text:style-name="P37">Кафедра<text:span text:style-name="T5"> </text:span>інформаційних<text:span text:style-name="T6"> </text:span><text:span text:style-name="T7">систем</text:span></text:p>
      <text:p text:style-name="P38"/>
      <text:p text:style-name="P39">Згідно<text:span text:style-name="T13"> </text:span>з<text:span text:style-name="T13"> </text:span>наказом<text:span text:style-name="T12"> </text:span>від<text:span text:style-name="T15"> </text:span>«06» квітня 20<text:span text:style-name="T34">26</text:span><text:span text:style-name="T35"> </text:span>р.<text:span text:style-name="T15"> </text:span>№<text:span text:style-name="T12"> </text:span><text:span text:style-name="T36"><text:s/>___</text:span></text:p>
      <text:p text:style-name="P40"/>
      <text:h text:style-name="P41" text:outline-level="1" loext:marker-style-name="T10"><text:bookmark text:name="ІНДИВІДУАЛЬНЕ_ЗАВДАННЯ"/></text:h>
      <text:p text:style-name="P42"><text:bookmark-start text:name="__RefHeading___Toc603_3140409300"/><text:span text:style-name="T10">ІНДИВІДУАЛЬНЕ</text:span><text:span text:style-name="T37"> </text:span><text:span text:style-name="T10">ЗАВДАННЯ</text:span><text:bookmark-end text:name="__RefHeading___Toc603_3140409300"/></text:p>
      <text:p text:style-name="P43">на<text:span text:style-name="T6"> </text:span>виконання<text:span text:style-name="T38"> </text:span>програми<text:span text:style-name="T39"> </text:span>переддипломної виробничої<text:span text:style-name="T5"> </text:span>практики<text:span text:style-name="T5"> </text:span><text:span text:style-name="T12">на</text:span></text:p>
      <text:p text:style-name="P1" loext:marker-style-name="T19"><text:span text:style-name="T19">УДУНТ, ННІ УДХТУ, кафедра ІС</text:span><text:span text:style-name="T19"/></text:p>
      <text:p text:style-name="P1" loext:marker-style-name="T21"><text:span text:style-name="T21">(назва</text:span><text:span text:style-name="T28"> </text:span><text:span text:style-name="T21">бази</text:span><text:span text:style-name="T29"> </text:span><text:span text:style-name="T23">практики)</text:span></text:p>
      <text:p text:style-name="P4">здобувача<text:span text:style-name="T40"> </text:span>вищої<text:span text:style-name="T38"> </text:span>освіти<text:span text:style-name="T41"> </text:span><text:span text:style-name="T33">групи</text:span><text:span text:style-name="T34"><text:tab/></text:span><text:span text:style-name="T42">4-КН-22</text:span><text:span text:style-name="T34"><text:tab/><text:tab/><text:tab/></text:span></text:p>
      <text:p text:style-name="P1" loext:marker-style-name="T23"><text:span text:style-name="T23"><text:s text:c="17"/>(шифр</text:span><text:span text:style-name="T43"> </text:span><text:span text:style-name="T23">групи)</text:span></text:p>
      <text:p text:style-name="P44" loext:marker-style-name="T21"><text:span text:style-name="T23">_______________________</text:span><text:span text:style-name="T27">Тимур НІКОЛАЄВ</text:span><text:span text:style-name="T23">_________________________</text:span></text:p>
      <text:p text:style-name="Standard" loext:marker-style-name="T21"><text:span text:style-name="T21"><text:s text:c="61"/>(Власне</text:span><text:span text:style-name="T28"> </text:span><text:span text:style-name="T21">ім’я</text:span><text:span text:style-name="T29"> </text:span><text:span text:style-name="T21">ПРІЗВИЩЕ</text:span><text:span text:style-name="T44"> </text:span><text:span text:style-name="T21">здобувача</text:span><text:span text:style-name="T31"> </text:span><text:span text:style-name="T21">вищої</text:span><text:span text:style-name="T24"> </text:span><text:span text:style-name="T23">освіти)</text:span></text:p>
      <text:p text:style-name="P43"/>
      <text:p text:style-name="P43">згідно<text:span text:style-name="T40"> </text:span>теми<text:span text:style-name="T45"> </text:span>кваліфікаційної<text:span text:style-name="T6"> </text:span>бакалаврської<text:span text:style-name="T6"> </text:span><text:span text:style-name="T7">роботи</text:span></text:p>
      <text:p text:style-name="P45"><draw:frame text:anchor-type="paragraph" draw:z-index="6" draw:name="Text Frame 1" draw:style-name="gr1" draw:text-style-name="P47" svg:width="12.542cm" svg:height="1.304cm" svg:x="2.738cm" svg:y="-0.064cm"><draw:text-box><text:p text:style-name="P46"><text:span text:style-name="T46">«Розробка та програмна реалізація алгоритму оптимізації розподілу вантажів у транспортній мережі»</text:span></text:p></draw:text-box></draw:frame>____________________________________________________________</text:p>
      <text:p text:style-name="P45">____________________________________________________________</text:p>
      <text:p text:style-name="P48" loext:marker-style-name="T7"/>
      <text:p text:style-name="P49" loext:marker-style-name="T7"><text:span text:style-name="T7">1. Вивчити:</text:span><text:span text:style-name="T7"/></text:p>
      <text:p text:style-name="P49" loext:marker-style-name="T7"><text:span text:style-name="T7">_______________________________________________________________</text:span><text:span text:style-name="T7"/></text:p>
      <text:p text:style-name="P49" loext:marker-style-name="T7"><text:span text:style-name="T7">_______________________________________________________________</text:span><text:span text:style-name="T7"/></text:p>
      <text:p text:style-name="P49">______________________________________________________________</text:p>
      <text:p text:style-name="P50" loext:marker-style-name="T16"/>
      <text:p text:style-name="P51" loext:marker-style-name="T16"><text:span text:style-name="T16">2. Зібрати</text:span><text:span text:style-name="T47"> </text:span><text:span text:style-name="T27">матеріали:</text:span></text:p>
      <text:p text:style-name="P49">____________________________________________________________________________________________________________________________________________________________________________________________________</text:p>
      <text:p text:style-name="P35"/>
      <text:p text:style-name="P52"><text:bookmark-start text:name="__RefHeading___Toc605_3140409300"/><text:soft-page-break/>РЕФЕРАТ<text:bookmark-end text:name="__RefHeading___Toc605_3140409300"/></text:p>
      <text:p text:style-name="NormalText"/>
      <text:p text:style-name="P53">Звіт з переддипломної практики: <text:span text:style-name="T48">X с., X табл., X рис., X дод., X джерел.</text:span></text:p>
      <text:p text:style-name="P54"/>
      <text:p text:style-name="P54">ТРАНСПОРТНА МЕРЕЖА, МУЛЬТИМОДАЛЬНИЙ ГРАФ, МАРШРУТИЗАЦІЯ ВАНТАЖІВ, ЕВРИСТИКА СОЛОМОНА, ЧАСОВІ ВІКНА, ОСТАННЯ МИЛЯ, ЦІЛОЧИСЕЛЬНЕ ПРОГРАМУВАННЯ.</text:p>
      <text:p text:style-name="P54"/>
      <text:p text:style-name="P55">Об’єкт роботи – процес розподілу <text:span text:style-name="T49">та доставки вантажів у мультимодальній транспортній мережі.</text:span></text:p>
      <text:p text:style-name="P56">Мета роботи – розробка та програмна реалізація алгоритму оптимізації маршрутів доставки для мінімізації сумарного часу переїздів та кількості задіяних транспортних засобів.</text:p>
      <text:p text:style-name="P56">Методи дослідження: теорія графів, математичне моделювання<text:span text:style-name="T50">, евристичні методи.</text:span></text:p>
      <text:p text:style-name="P57">За<text:span text:style-name="T51">соби розробки – середовище розробки </text:span>Visual Studio Code та <text:span text:style-name="T51">мова програмування </text:span>Python.</text:p>
      <text:p text:style-name="P58">Структура роботи включає два розділи. Загальний розділ звіту містить аналіз сучасних підходів до маршрутизації в умовах міста, опис структури транспортної мережі, аналіз аналогів програмних продуктів, обґрунтування актуальності розробки для автоматизації логістичних процесів <text:span text:style-name="T52">та</text:span><text:span text:style-name="T48"> </text:span><text:span text:style-name="T52">постановку</text:span><text:span text:style-name="T48"> </text:span><text:span text:style-name="T52">задачі.</text:span></text:p>
      <text:p text:style-name="P59">У спеціальному розділі виконано математичну постановку задачі: мережу формалізовано у вигляді графу з атрибутами вузлів та ребер, враховано обмеження за вантажною місткістю й часовими вікнами роботи хабів; <text:span text:style-name="T53">д</text:span>етально описано алгоритм Соломона, який дозволяє <text:span text:style-name="T54">будувати наближені </text:span><text:span text:style-name="T55">до оптимальних</text:span><text:span text:style-name="T54"> розв’язки</text:span>.</text:p>
      <text:p text:style-name="P59">Робота має практичне значення для транспортно-логістичних компаній, оскільки дозволяє оптимізувати витрати ресурсів на доставку пакунків.</text:p>
      <text:p text:style-name="P60"><text:bookmark-start text:name="__RefHeading___Toc607_3140409300"/>ЗМІСТ<text:bookmark-end text:name="__RefHeading___Toc607_3140409300"/></text:p>
      <text:p text:style-name="NormalText"/>
      <text:p text:style-name="NormalText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1"><text:a xlink:type="simple" xlink:href="#__RefHeading___Toc3107_3140409300" office:name="ВСТУП" text:style-name="Index_20_Link" text:visited-style-name="Index_20_Link">ВСТУП<text:tab/>5</text:a></text:p>
        </text:index-body>
      </text:table-of-content>
      <text:p text:style-name="NormalText"/>
      <text:h text:style-name="P62" text:outline-level="1"><text:bookmark-start text:name="__RefHeading___Toc3107_3140409300"/>ВСТУП<text:bookmark-end text:name="__RefHeading___Toc3107_3140409300"/></text:h>
      <text:p text:style-name="P63"/>
      <text:p text:style-name="P63"/>
      <text:p text:style-name="P63">Сучасний етап розвитку глобальної та локальної економіки характеризується стрімким зростанням обсягів вантажних перевезень, що вимагає впровадження високоефективних систем управління логістикою.</text:p>
      <text:p text:style-name="P64">Особливої гостроти набуває проблема «останньої милі» в умовах щільної міської забудови, де використання мультимодальних транспортних мереж та врахування часових обмежень (вікон) роботи хабів стає критично важливим для мінімізації витрат.</text:p>
      <text:p text:style-name="P64">Традиційні методи планування маршрутів часто не здатні забезпечити оптимальний розподіл ресурсів у динамічному середовищі, що зумовлює актуальність розробки та програмної реалізації спеціалізованих алгоритмів оптимізації, таких як евристика Соломона, для автоматизації процесів маршрутизації вантажів.</text:p>
      <text:p text:style-name="P63">Об’єкт роботи – процес розподілу та доставки вантажів у мультимодальній транспортній мережі.</text:p>
      <text:p text:style-name="P63">Предмет роботи – алгоритми та програмні засоби оптимізації маршрутів доставки з урахуванням вантажної місткості, часових вікон та механізму «останньої милі».</text:p>
      <text:p text:style-name="P63">Мета роботи – розробка та програмна реалізація алгоритму оптимізації розподілу вантажів для мінімізації сумарного часу переїздів та кількості задіяних транспортних засобів.</text:p>
      <text:p text:style-name="P63">Методи дослідження. Для досягнення поставленої мети використано методи теорії графів (для формалізації транспортної мережі), методи математичного моделювання (задача змішаного цілочисельного програмування) та евристичні методи (алгоритм послідовних вставок Соломона I1).</text:p>
      <text:p text:style-name="P63">Завдання переддипломної практики:</text:p>
      <text:p text:style-name="P63">Вивчити предметну область, структуру та принципи функціонування <text:soft-page-break/>об’єкта дослідження.</text:p>
      <text:p text:style-name="P63">Провести аналіз сучасних підходів та аналогів програмних продуктів для вирішення задач маршрутизації (VRP).</text:p>
      <text:p text:style-name="P63">Формалізувати транспортну мережу як мультимодальний зважений орієнтований граф.</text:p>
      <text:p text:style-name="P63">Розробити математичну постановку задачі оптимізації з урахуванням обмежень місткості та часових вікон.</text:p>
      <text:p text:style-name="P63">Реалізувати програмний модуль на основі евристики Соломона та провести його тестування на реальних даних.</text:p>
      <text:p text:style-name="P63">Практичне значення одержаних результатів. Розроблене програмне забезпечення та алгоритмічні рішення можуть бути використані транспортно-логістичними компаніями для автоматизовано<text:span text:style-name="T56">ї</text:span> побудови маршрутів, що дозволить скоротити експлуатаційні витрати та підвищити якість обслуговування клієнті<text:span text:style-name="T57">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left" style:justify-single-word="false" fo:orphans="0" fo:widows="0" fo:hyphenation-ladder-count="no-limit" fo:hyphenation-keep="page" loext:hyphenation-keep-type="column" loext:hyphenation-keep-line="tru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2.701cm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 style:master-page-name="">
      <style:paragraph-properties fo:margin-top="0cm" fo:margin-bottom="0cm" style:contextual-spacing="false" fo:text-align="center" style:justify-single-word="false" fo:keep-together="always" fo:text-indent="0cm" style:auto-text-indent="false" style:page-number="auto" fo:keep-with-next="always"/>
      <style:text-properties fo:text-transform="uppercase" style:use-window-font-color="true" loext:opacity="0%" style:font-name="Times New Roman2" fo:font-family="'Times New Roman'" style:font-style-name="Regular" style:font-family-generic="roman" style:font-pitch="variable" fo:font-size="14pt" fo:font-weight="bold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keep-together="always" fo:keep-with-next="always"/>
      <style:text-properties fo:color="#272727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keep-together="always" fo:keep-with-next="always"/>
      <style:text-properties fo:color="#272727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style:font-name="Calibri" fo:font-family="Calibri" style:font-family-generic="roman" style:font-pitch="variable" fo:letter-spacing="0.026cm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e74b5" fo:border-bottom="0.51pt solid #2e74b5"/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NormalText" style:family="paragraph" style:parent-style-name="Standard" style:master-page-name="">
      <style:paragraph-properties fo:line-height="150%" fo:text-align="justify" style:justify-single-word="false" fo:text-indent="1.251cm" style:auto-text-indent="false" style:page-number="auto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e74b5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e74b5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e74b5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e74b5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Text_20_body">
      <style:paragraph-properties fo:margin-left="0cm" fo:line-height="6%"/>
      <style:text-properties fo:font-size="10pt" style:font-size-asian="10pt"/>
    </style:style>
    <style:style style:name="MP2" style:family="paragraph" style:parent-style-name="Frame_20_Contents">
      <style:paragraph-properties fo:margin-left="0.106cm" fo:margin-top="0.011cm" fo:margin-bottom="0cm" style:contextual-spacing="false"/>
    </style:style>
    <style:style style:name="MP3" style:family="paragraph">
      <loext:graphic-properties draw:fill="none"/>
      <style:paragraph-properties fo:text-align="left"/>
      <style:text-properties fo:color="#000000" loext:opacity="100%"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color="#000000" loext:opacity="100%" fo:letter-spacing="-0.009cm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0.74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5" draw:name="Textbox 1" draw:style-name="Mgr1" draw:text-style-name="MP3" svg:width="0.74cm" svg:height="0.616cm" svg:x="19.138cm" svg:y="27.296cm"><text:p text:style-name="MP2"><text:span text:style-name="MT2"><text:page-number text:select-page="current">6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2T10:17:00</meta:creation-date>
    <meta:initial-creator>User</meta:initial-creator>
    <dc:language>en-US</dc:language>
    <dc:date>2026-04-21T01:12:44.693318700</dc:date>
    <meta:editing-cycles>38</meta:editing-cycles>
    <meta:editing-duration>PT8H37M32S</meta:editing-duration>
    <meta:generator>LibreOffice/26.2.1.2$Windows_X86_64 LibreOffice_project/620$Build-2</meta:generator>
    <meta:document-statistic meta:table-count="4" meta:image-count="0" meta:object-count="0" meta:page-count="6" meta:paragraph-count="82" meta:word-count="568" meta:character-count="5446" meta:non-whitespace-character-count="4817"/>
    <meta:user-defined meta:name="AppVersion">15.0000</meta:user-defined>
    <meta:template xlink:type="simple" xlink:actuate="onRequest" xlink:title="Normal" xlink:href=""/>
  </office:meta>
</office:document-meta>
</file>